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Simeon Ben Gamliel, Akiba Ben Joseph, Nymus (Nemonymus), Meir</text:p>
      <text:p text:style-name="P5">Additional Places mentioned: Obsh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/</text:p>
      <text:p text:style-name="P2">43./</text:p>
      <text:p text:style-name="P2"/>
      <text:p text:style-name="P3">[Page 1]</text:p>
      <text:p text:style-name="P3"><text:tab/>A lecture of the same nature as that which/ I delivered last Sabbath, may not be/ uninteresting. <text:s/>As I admit the propriety/ of dealing with live issues--of letting the pupit[sic!]/ <text:span text:style-name="T2">enchain the</text:span><text:span text:style-name="T5"> draw attention to current events of a/ religious, communal or national importance,/ I </text:span><text:span text:style-name="T2">was hindered by such events</text:span><text:span text:style-name="T5"> allowed incidents of that kind to hinder me from presenting/ historical subjects, during the term now </text:span><text:span text:style-name="T2">draw-</text:span><text:span text:style-name="T5"> approaching/ </text:span><text:span text:style-name="T2">-ing to</text:span><text:span text:style-name="T5"> to its close, with as much frequency as/ heretofore. <text:s/>Hence my resolve to compensate in a measure by referring to day/ to the character of a Talmudical Sage, contem-/-porary </text:span><text:span text:style-name="T2">of</text:span><text:span text:style-name="T5"> to Simeon Ben Gamliel II, of whom I/ </text:span><text:span text:style-name="T2">last</text:span><text:span text:style-name="T5"> spoke very recently. <text:s/>Were it not that the person-/-age of whom I purpose now to speak, </text:span><text:span text:style-name="T2">on this sabbath</text:span><text:span text:style-name="T5">/ </text:span><text:span text:style-name="T2">is one of the most conspicuously figures</text:span><text:span text:style-name="T5"> stands preeminently in Rab-/binical literature, I would have passed him by/ and proceeded further. <text:s/>For I </text:span><text:span text:style-name="T2">never meant</text:span><text:span text:style-name="T5"> have not undertaken to write/ the biographies of our illustrious post biblical/ men. <text:s/>Such a task would exceed the limits/ I have assigned to my endeavour, </text:span><text:span text:style-name="T2">which is main-</text:span><text:span text:style-name="T5"> as I seek</text:span><text:span text:style-name="T2">ing</text:span><text:span text:style-name="T5"> mainly/ </text:span><text:span text:style-name="T2">-ly</text:span><text:span text:style-name="T5"> to offer a sketch of the heads of our ancient schools/ of learning./</text:span></text:p>
      <text:p text:style-name="P3"><text:span text:style-name="T5"/></text:p>
      <text:p text:style-name="P3"><text:span text:style-name="T5">[Page 2]</text:span></text:p>
      <text:p text:style-name="P3"><text:span text:style-name="T5">But to ignore Rabbi Meir would/ be to leave a wide historical gap. <text:s/>He/ was not the chief of the principal academy/ of his time, set up in Obsha, but among the very many/ pupils of our martyred </text:span><text:soft-page-break/><text:span text:style-name="T5">Akiba Ben Joseph, he/ </text:span><text:span text:style-name="T2">ranked foremost in the double character of</text:span><text:span text:style-name="T5"> had no rival as/ a Mishnic authority and a model of piety./ <text:s/>I shall not decide the question regarding/ his descent and place of birth. <text:s/>some have assert-/-ed that Meir's ancestry was not Jewish,/ nor was his native land Palestine.</text:span><text:span text:style-name="T2">, but that</text:span><text:span text:style-name="T5"> <text:s/>He may have/ </text:span><text:span text:style-name="T2">he was</text:span><text:span text:style-name="T5"> been born--for aught I know--in Asia Minor of parents in whose/ veins course the blood of heathens converted to/ our faith during the first century of the common/ era. <text:s/>But those who study people's conduct and/ not people's extraction or country, will con-/-sider that point </text:span><text:span text:style-name="T2">quite</text:span><text:span text:style-name="T5"> entirely irrelevant. <text:s/>Meir/ might have issued from a King of Judah;/ </text:span><text:span text:style-name="T2">and</text:span><text:span text:style-name="T5"> he might have </text:span><text:span text:style-name="T2">first long</text:span><text:span text:style-name="T5"> rested his infant looks </text:span><text:span text:style-name="T2">continually</text:span><text:span text:style-name="T5"> long on Zion's/ temple, and yet have been </text:span><text:span text:style-name="T2">nevertheless</text:span><text:span text:style-name="T5"> undeser-/-ving of an honorable mention in the annals/ of </text:span><text:span text:style-name="T2">our</text:span><text:span text:style-name="T5"> Hebrew literature./</text:span></text:p>
      <text:p text:style-name="P3"><text:span text:style-name="T5"/></text:p>
      <text:p text:style-name="P3"><text:span text:style-name="T5">[Page 3]</text:span></text:p>
      <text:p text:style-name="P3"><text:span text:style-name="T5">For, as he himself tells us in one of his wise/ maxims, </text:span><text:span text:style-name="T2">sentient beings</text:span><text:span text:style-name="T5"> creatures who bear the image of/ their Maker are to be measured only by the line of/ duty they perform. <text:s/>The scriptures say that/ </text:span><text:span text:style-name="T6">man</text:span><text:span text:style-name="T7"> will live by the observance of God's/ precepts [Hebrew] <text:s/>Mark it: "Man" is/ a word, of universal application. <text:s/>It does not/ refer to any </text:span><text:span text:style-name="T3">specially</text:span><text:span text:style-name="T7"> privileged caste. <text:s/>"man's a man for all that." <text:s/>Let it be a non-Israelite. </text:span><text:span text:style-name="T3">Even</text:span><text:span text:style-name="T7">/ </text:span><text:span text:style-name="T3">a non-Israelite</text:span><text:span text:style-name="T7"> He who, in his moral relations, is/ guided by the Divine Law stands as loftily in/ the social scale as a high priest [Hebrew]/ [Hebrew]. <text:s/>So taught the broad minded Rabbi Meir. <text:s/>How/ forcibly he exemplified that </text:span><text:span text:style-name="T3">wholesome</text:span><text:span text:style-name="T7"> liberal lesson,/ we are shown in his intercourse with a Greek/ philosopher called Nymus, or Nemonymus./ <text:s/>The latter, appreciating the Pentateuch and the/ Prophets, made use of </text:span><text:span text:style-name="T3">them</text:span><text:span text:style-name="T7"> Holy Writ in support of the/ ideas advanced by the famous Pythagoras/ and Plato. <text:s/>Meir, who prized learning/ wherever found, did not disdain the friendly asso-/-ciation of a gentile </text:span><text:span text:style-name="T3">who</text:span><text:span text:style-name="T7"> that recognized the greatness of the/ greatest book./</text:span></text:p>
      <text:p text:style-name="P3"><text:span text:style-name="T7"/></text:p>
      <text:p text:style-name="P3"><text:span text:style-name="T7">[Page 4]</text:span></text:p>
      <text:p text:style-name="P3"><text:span text:style-name="T7">The difference of worship did not pre-/</text:span><text:span text:style-name="T3">-vent him, any more than our patriarch Abraham,</text:span><text:span text:style-name="T7"> clude/ </text:span><text:span text:style-name="T3">from performing</text:span><text:span text:style-name="T7"> the exercise of mutual acts of human kindness. <text:s/>It/ is recorded that when Nymus </text:span><text:span text:style-name="T3">lost</text:span><text:span text:style-name="T7"> buried his parents,/ the Jewish Rabbi paid the mourner a visit,/ and offered tokens of </text:span><text:span text:style-name="T3">heartfelt</text:span><text:span text:style-name="T7"> brotherly condolence./ <text:s/>But noble as it is to acknowledge man's worth/ irrespective of creed, it is still nobler to </text:span><text:span text:style-name="T3">try to</text:span><text:span text:style-name="T7"> approach/ </text:span><text:span text:style-name="T3">reclaim</text:span><text:span text:style-name="T7"> the worthless and try to acclaim them to virtue. <text:s/>The sentiments which/ stirred within the </text:span><text:span text:style-name="T3">breast</text:span><text:span text:style-name="T7"> heart of the godly Meir were/ never more strikingly manifest than in his/ behaviour towards Elisha son of Abua./ <text:s/>That depraved Jew is </text:span><text:span text:style-name="T3">only</text:span><text:span text:style-name="T7"> </text:span><text:span text:style-name="T3">the</text:span><text:span text:style-name="T7"> a single instance in post/ biblical history of a Rabbi having deserted his religion./ <text:s/>Meir had studied under the apostate, when this/ was yet sound in theories and unfaltering in/ practice; the guileless Meir </text:span><text:span text:style-name="T3">he</text:span><text:span text:style-name="T7"> had sat at the feet of the false Rabbi before the loose games and wanton/ songs of Greece, in which he indulged, [Hebrew]/ [Hebrew] had perverted his mind, and corrupted/ his morals. <text:s/>Then all spurned the contact of </text:span><text:span text:style-name="T3">one</text:span><text:span text:style-name="T7"> him who/ had </text:span><text:span text:style-name="T3">cast</text:span><text:span text:style-name="T7"> soiled with a foul blot </text:span><text:span text:style-name="T3">on</text:span><text:span text:style-name="T7"> the escutcheon of Rabbi-/-nism. <text:s/>All refused to mention the name of the renegade./</text:span></text:p>
      <text:p text:style-name="P3"><text:span text:style-name="T7"/></text:p>
      <text:p text:style-name="P3"><text:span text:style-name="T7">[Page 5]</text:span></text:p>
      <text:p text:style-name="P3"><text:span text:style-name="T7">Meir could not forsake the man </text:span><text:span text:style-name="T3">from</text:span><text:span text:style-name="T7"> to whom/ he </text:span><text:span text:style-name="T3">had received</text:span><text:span text:style-name="T7"> owed most valued instruction. <text:s/>On a certain/ Sabbath he met the recreant riding on horse back./ <text:s/>He followed the impious </text:span><text:span text:style-name="T3">one</text:span><text:span text:style-name="T7"> Jew on foot and engaged in the discussion of se-/-rious objects. <text:s/>When they had reached a distance beyond/ which Meir would not walk on the holy day, Eli-/-sha, who knew the rule well, halted, and, </text:span><text:span text:style-name="T3">looking</text:span><text:span text:style-name="T7"> bending/ down said to Meir: "Turn back now." <text:s/>The anxious/ pupil, using the same expression looked up and said in return,/ "Oh! <text:s/>Turn back thou also to the path of religion." <text:s/>The apos-/-tate declared to have gone too far to </text:span><text:span text:style-name="T3">hope for reform-</text:span><text:span text:style-name="T7"> retract/ </text:span><text:span text:style-name="T3">ation</text:span><text:span text:style-name="T7"> and persisted in doing evil. <text:s/>It grieved Meir </text:span><text:span text:style-name="T3">and</text:span><text:span text:style-name="T7"> that one so intellectually so brilliant should yeild[sic!] his soul to destruction. <text:s/>A legend tells that </text:span><text:span text:style-name="T3">Meir</text:span><text:span text:style-name="T7"> he would allow himself no rest till </text:span><text:span text:style-name="T3">by he</text:span><text:span text:style-name="T7">/ </text:span><text:span text:style-name="T3">supplicating for</text:span><text:span text:style-name="T7"> by his own merits he propitiated Divine mercy and delivered his/ master from the sufferings of a world to come./ <text:s/>When asked how he could consistently </text:span><text:soft-page-break/><text:span text:style-name="T7">be seen/ in company with one so wicked, </text:span><text:span text:style-name="T3">a man,</text:span><text:span text:style-name="T7"> Meir pi-/-thily answered: "I found a pomegranate, sucked/ its juice, and threw away the rind," meaning/ I drew useful information from one who was brim-/-ful of learning, but </text:span><text:span text:style-name="T3">rejected</text:span><text:span text:style-name="T7"> cast aside as </text:span><text:span text:style-name="T3">too</text:span><text:span text:style-name="T7"> bitter in its results what was vicious in his/ conduct./</text:span></text:p>
      <text:p text:style-name="P3"><text:span text:style-name="T7"/></text:p>
      <text:p text:style-name="P3"><text:span text:style-name="T7">[Page 6]</text:span></text:p>
      <text:p text:style-name="P3"><text:span text:style-name="T7">A perfect master was</text:span><text:span text:style-name="T8">2</text:span><text:span text:style-name="T9"> Meir</text:span><text:span text:style-name="T8">1</text:span><text:span text:style-name="T9"> of figurative/ speaking. <text:s/>Extensive as </text:span><text:span text:style-name="T4">the</text:span><text:span text:style-name="T9"> his knowledge </text:span><text:span text:style-name="T4">of Rabbi</text:span><text:span text:style-name="T9">/ </text:span><text:span text:style-name="T4">Meir was in</text:span><text:span text:style-name="T9"> of the oral traditions was so that the/ Mishnah was subsequently formulated after his/ plan, he surpassed all in his aptness to em-/-ploy </text:span><text:span text:style-name="T4">figures of speech,</text:span><text:span text:style-name="T9"> allegories and proverbs/ with striking effect. <text:s/>The Talmudists could/ not bestow a higher praise </text:span><text:span text:style-name="T4">of</text:span><text:span text:style-name="T9"> on Meir by reason of that ability, than when/ they wrote that at his death, the </text:span><text:span text:style-name="T4">ability</text:span><text:span text:style-name="T9"> capacity to speak/ in parables ceased to exist [Hebrew]/ But </text:span><text:span text:style-name="T4">all</text:span><text:span text:style-name="T9"> his parables always conveyed a deep meaning./ <text:s/>I will cite one: "When man laments his </text:span><text:span text:style-name="T4">f</text:span><text:span text:style-name="T9"> having/ fallen low and incurred the penalty of his offences,/ a voice </text:span><text:span text:style-name="T4">cries</text:span><text:span text:style-name="T9"> exclaims [Hebrew] 'Woe to my head, woe to my arm.' It is the Divinity </text:span><text:span text:style-name="T4">weeping cries</text:span><text:span text:style-name="T9"> crieing[sic!] as one in great bodily pain: that/ is the Almighty does not take pleasure in the/ punishment of the wicked [Hebrew] mortals ought therefore </text:span><text:span text:style-name="T4">men ought therefore so ought we</text:span><text:span text:style-name="T9"> to detest crime, but pity the guilty./ <text:s/>Beautiful is the description which Meir left us/ of the virtuous </text:span><text:span text:style-name="T4">who</text:span><text:span text:style-name="T9"> Jew. <text:s/>He studies God's law to a sublime/ purpose not for selfish </text:span><text:span text:style-name="T4">uninterested motives</text:span><text:span text:style-name="T9"> ends. <text:s/>He studies to become righteous. <text:s/>He learns to love his fellow creatures, and/ he is loved in return; he is a comfort to man, and/ a delight to God. <text:s/>Humble minded </text:span><text:span text:style-name="T4">he</text:span><text:span text:style-name="T9"> is he just,/ true, loyal; he keeps away from </text:span><text:span text:style-name="T4">vice</text:span><text:span text:style-name="T9"> evil, draws nigh/ to goodness, becomes useful in counsel, </text:span><text:span text:style-name="T4">and</text:span><text:span text:style-name="T9">/</text:span></text:p>
      <text:p text:style-name="P3"><text:span text:style-name="T9"/></text:p>
      <text:p text:style-name="P3"><text:span text:style-name="T9">[Page 7]</text:span></text:p>
      <text:p text:style-name="P3"><text:span text:style-name="T9">and gains dignity and authority, and while/ he grows in wisdom like a fountain flowing with/ ever increasing force, he is modest </text:span><text:span text:style-name="T4">without</text:span><text:span text:style-name="T9">, tolerant/ and forgiving. <text:s/>[Hebrew]/ If I </text:span><text:span text:style-name="T4">wished</text:span><text:span text:style-name="T9"> desired to dwell long on my subject, I could prove that he who drew that picture,/ mirrored it forth in his own person very splendidly. <text:s/>For admirable as Rabbi Meir is in his pu-/-blic capacity as a teacher in Israel, equally/ so he is in his private relations. <text:s/>All know/ that he was fortunate in the possession of/ a wife, cultured and pious. <text:s/>All have/ heard how having lost two sons on a Sabbath/ day, during his absence from home, his wife/ Beruria greeted his return in the evening, with/ all the calmness she could command, and,/ waving his eager inquiries about his children/ till he had recited his prayers and eaten a meal,/ she told him that the owner of two precious gems,/ once entrusted to the</text:span><text:span text:style-name="T4">ir</text:span><text:span text:style-name="T9"> care of both, had sent and claimed/ his own; that God who had given, had also/ taken away. <text:s/>Meir </text:span><text:span text:style-name="T4">loved</text:span><text:span text:style-name="T9"> cherished the woman who could so/ consoled his heart in the hour of affliction; he/ respected the woman, who, when her husband,/ exceedingly annoyed <text:s/>by vile persons in his neighbor-/-hood, </text:span><text:span text:style-name="T4">and</text:span><text:span text:style-name="T9">/</text:span></text:p>
      <text:p text:style-name="P3"><text:span text:style-name="T9"/></text:p>
      <text:p text:style-name="P3"><text:span text:style-name="T9">[Page 8]</text:span></text:p>
      <text:p text:style-name="P3"><text:span text:style-name="T9">wished them dead, quoted the psalmist to/ show her husband that he ought to pray for/ the reformation and not for the extermination of/ the wicked [Hebrew]. <text:s/>To rescue/ from enforced shame the sister of the woman/ he honored, Meir undertook a voyage to/ Rome, and at a great danger delivered the object/ of heathen licentiousness. <text:s/>Among Tal-/mudical celebrities--and there are many of a/ saintly life and far-reaching learning--Meir/ occupies a position seldom attained. <text:s/>That/ he was </text:span><text:span text:style-name="T4">called</text:span><text:span text:style-name="T9"> pointed at by a colleague to his townsmen as an Israelite "great, holy and/ chaste"; that even his opponent Simeon/ Ben Gamliel, President of the Obsha Academy, and/ tenacious in the assertion of his own official </text:span><text:span text:style-name="T4">dignity</text:span><text:span text:style-name="T9"> superiority,/ should speak of Meir deferentially, is not at/ all surprising, but </text:span><text:span text:style-name="T4">if it</text:span><text:span text:style-name="T9"> the uninitiated will deem it passing strange/ that together with a vast deal of high toned/ writings, calculated </text:span><text:span text:style-name="T4">to enhance the character</text:span><text:span text:style-name="T9"> to enhance </text:span><text:span text:style-name="T4">heighten</text:span><text:span text:style-name="T9"> our estimation/ of our subject, legends should have been chronicled/ incompatible with the </text:span><text:span text:style-name="T4">station</text:span><text:span text:style-name="T9"> whole course of one so </text:span><text:span text:style-name="T4">estimable</text:span><text:span text:style-name="T9"> noble./</text:span></text:p>
      <text:p text:style-name="P3"><text:span text:style-name="T9"/></text:p>
      <text:p text:style-name="P3"><text:span text:style-name="T9">[Page 9]</text:span></text:p>
      <text:p text:style-name="P3"><text:soft-page-break/><text:span text:style-name="T9">I may therefore </text:span><text:span text:style-name="T4">fittingly</text:span><text:span text:style-name="T9"> suitably remark that/ with what is elevating in Rabbinical volumes,/ an admixture </text:span><text:span text:style-name="T4">is</text:span><text:span text:style-name="T9"> may occasionally be found of </text:span><text:span text:style-name="T4">what is</text:span><text:span text:style-name="T9"> sayings and stories re-/-pugnant to refined feelings. <text:s/>This regrettable/ fact has been maliciously used by the enemies/ of traditional Judaism to expose it to contempt./ <text:s/>Students must exercise a discriminating judgment/ in the acceptance of what is legendary, or hyperboli/-cal, lest great </text:span><text:span text:style-name="T4">injustice</text:span><text:span text:style-name="T9"> wrongs be done to our teachers of/ old. <text:s/>for without claiming for any of them/ what belongs only to God--perfection--we have/ just cause to pride ourselves on our literature and/ those who created it. <text:s/>As to Meir, we must re-/cognize in him a model of industry, frugality,/ loving-kindness and sterling piety. <text:s/>Depend-/-ing on his rare penmanship </text:span><text:span text:style-name="T4">for a humble</text:span><text:span text:style-name="T9">--as a copyist--for a/ livelihood, he devoted two thirds of his earn-/-ings to the maintenance of his family, and/ with one third he assisted the poor among his/ associates and pupils. <text:s/>To bring about do-/-mestic reconciliation, he </text:span><text:span text:style-name="T4">would</text:span><text:span text:style-name="T9"> voluntarily submitted to </text:span><text:span text:style-name="T4">voluntary</text:span><text:span text:style-name="T9"> indignities/ </text:span><text:span text:style-name="T4">at</text:span><text:span text:style-name="T9"> from which many would have </text:span><text:span text:style-name="T4">revolted</text:span><text:span text:style-name="T9"> shrunk./</text:span></text:p>
      <text:p text:style-name="P3"><text:span text:style-name="T9"/></text:p>
      <text:p text:style-name="P3"><text:span text:style-name="T9">[Page 10]</text:span></text:p>
      <text:p text:style-name="P3"><text:span text:style-name="T9">The living he benefitted[sic!], the dead he would/ ensure an honored burial [Hebrew]/ I will conclude by quoting a recommendation which/ Rabbi Meir frequently gave in the name of/ the Lord he served: "Mortall[sic!]" determine with/ all thy heart and with all thy soul to understand/ my ways, and eagerly to follow the directions/ of my Law. <text:s/>Hold that Law near thy heart, and/ let the fear of Me be present to thy mind. <text:s/>Guard/ thy lips from </text:span><text:span text:style-name="T4">uttering</text:span><text:span text:style-name="T9"> sinful words, be pure and/ keep aloof from </text:span><text:span text:style-name="T4">transgression</text:span><text:span text:style-name="T9"> trespasses and crime. <text:s/>Then will/ I be with thee". <text:s/>May our youths inscribe/ that direction on the tablets of their own hearts, and/ God will be with them./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4:47:56.75</meta:creation-date>
    <meta:document-statistic meta:table-count="0" meta:image-count="0" meta:object-count="0" meta:page-count="5" meta:paragraph-count="83" meta:word-count="2136" meta:character-count="12876"/>
    <dc:date>2013-01-03T15:51:43</dc:date>
    <meta:editing-duration>PT14M25S</meta:editing-duration>
    <meta:editing-cycles>1</meta:editing-cycles>
    <meta:generator>OpenOffice.org/3.4.1$Win32 OpenOffice.org_project/341m1$Build-9593</meta:generator>
  </office:meta>
</office:document-meta>
</file>